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14in" fo:margin-left="-0.0083in" table:align="left"/>
    </style:style>
    <style:style style:name="Table1.A" style:family="table-column">
      <style:table-column-properties style:column-width="0.7014in"/>
    </style:style>
    <style:style style:name="Table1.B" style:family="table-column">
      <style:table-column-properties style:column-width="3.7313in"/>
    </style:style>
    <style:style style:name="Table1.C" style:family="table-column">
      <style:table-column-properties style:column-width="0.3208in"/>
    </style:style>
    <style:style style:name="Table1.D" style:family="table-column">
      <style:table-column-properties style:column-width="0.6493in"/>
    </style:style>
    <style:style style:name="Table1.F" style:family="table-column">
      <style:table-column-properties style:column-width="0.3806in"/>
    </style:style>
    <style:style style:name="Table1.G" style:family="table-column">
      <style:table-column-properties style:column-width="0.2688in"/>
    </style:style>
    <style:style style:name="Table1.A1" style:family="table-cell">
      <style:table-cell-properties fo:background-color="#b3b3b3" fo:padding="0.0382in" fo:border="0.05pt solid #000000">
        <style:background-image/>
      </style:table-cell-properties>
    </style:style>
    <style:style style:name="Table1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2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8:40</text:p>
          </table:table-cell>
          <table:table-cell table:style-name="Table1.E4" office:value-type="string">
            <text:p text:style-name="P1">17:20</text:p>
          </table:table-cell>
          <table:table-cell table:style-name="Table1.F4" table:number-columns-spanned="2" office:value-type="string">
            <text:p text:style-name="P1">4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40</text:p>
          </table:table-cell>
          <table:table-cell table:style-name="Table1.E5" office:value-type="string">
            <text:p text:style-name="P1">18:00</text:p>
          </table:table-cell>
          <table:table-cell table:style-name="Table1.F5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40</text:p>
          </table:table-cell>
          <table:table-cell table:style-name="Table1.E6" office:value-type="string">
            <text:p text:style-name="P1">18:00</text:p>
          </table:table-cell>
          <table:table-cell table:style-name="Table1.F6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9:00</text:p>
          </table:table-cell>
          <table:table-cell table:style-name="Table1.E7" office:value-type="string">
            <text:p text:style-name="P1">19:00</text:p>
          </table:table-cell>
          <table:table-cell table:style-name="Table1.F7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5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40</text:p>
          </table:table-cell>
          <table:table-cell table:style-name="Table1.E8" office:value-type="string">
            <text:p text:style-name="P1">16:40</text:p>
          </table:table-cell>
          <table:table-cell table:style-name="Table1.F8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>42:40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Abschluss der IPS-Dokum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>Bearbeitung der Heliumwa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>Montag: Github Präsentationsseite</text:p>
            <text:p text:style-name="P1">Dienstag: Github Präsentationsseite, Daedalus Wiki, Heliumwaage</text:p>
            <text:p text:style-name="P1">Mittwoch: Heliumwaage</text:p>
            <text:p text:style-name="P1">Donnerstag: Abschlussbericht, Github Korrekturen</text:p>
            <text:p text:style-name="P1">Freitag: Abschlussbericht, Korrekturen an Github und Daedalus-Wiki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4-04T15:41:42</dc:date>
    <dc:creator>Eden </dc:creator>
    <meta:editing-duration>PT1H7M18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49" meta:word-count="100" meta:character-count="651" meta:non-whitespace-character-count="600"/>
  </office:meta>
</office:document-meta>
</file>